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fad80"/>
    </style:style>
    <style:style style:name="P3" style:family="paragraph" style:parent-style-name="Text_20_body">
      <style:text-properties officeooo:paragraph-rsid="0024dda2"/>
    </style:style>
    <style:style style:name="P4" style:family="paragraph" style:parent-style-name="Heading_20_1">
      <style:text-properties officeooo:rsid="000b3d90" officeooo:paragraph-rsid="000b3d90"/>
    </style:style>
    <style:style style:name="T1" style:family="text">
      <style:text-properties fo:font-size="12pt" officeooo:rsid="00118c18" style:font-size-asian="12pt" style:font-size-complex="12pt"/>
    </style:style>
    <style:style style:name="T2" style:family="text">
      <style:text-properties fo:font-weight="bold" officeooo:rsid="00118c18" style:font-weight-asian="bold" style:font-weight-complex="bold"/>
    </style:style>
    <style:style style:name="T3" style:family="text">
      <style:text-properties fo:font-weight="bold" officeooo:rsid="0026aa14" style:font-weight-asian="bold" style:font-weight-complex="bold"/>
    </style:style>
    <style:style style:name="T4" style:family="text">
      <style:text-properties fo:font-style="italic" fo:font-weight="normal" officeooo:rsid="0024dda2" style:font-style-asian="italic" style:font-weight-asian="normal" style:font-style-complex="italic" style:font-weight-complex="normal"/>
    </style:style>
    <style:style style:name="T5" style:family="text">
      <style:text-properties fo:font-style="normal" fo:font-weight="normal" officeooo:rsid="0024dda2" style:font-style-asian="normal" style:font-weight-asian="normal" style:font-style-complex="normal" style:font-weight-complex="normal"/>
    </style:style>
    <style:style style:name="T6" style:family="text">
      <style:text-properties fo:font-style="normal" fo:font-weight="normal" officeooo:rsid="00240269"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ương 4: Lão Ăn Mày Kỳ Lạ</text:h>
      <text:p text:style-name="P2"><text:span text:style-name="T6">Sau khi từ diễu võ đường về, </text:span><text:span text:style-name="T5">Âu Hải trở về nhà hàng và thông báo lại chuyện Trần Hiếu với </text:span><text:span text:style-name="T6">Dương Thanh Nghi. Lúc đầu nàng cũng không hài lòng lắm về chuyện đưa nhiều tiền cho một người mới gặp lần đầu, nhưng sau khi nghe rõ đầu đuôi câu chuyện nàng cũng có vẻ đồng cảm nên không nói nhiều về chuyện đó.</text:span></text:p>
      <text:p text:style-name="P2"><text:span text:style-name="T6">Dù sao, </text:span><text:span text:style-name="T5">Âu Hải cũng thuê được võ giả thứ hai là một trung niên họ Lý tên Cẩn, một cao thủ dùng côn, võ sĩ cấp 3 được chứng nhận từ võ đường Nam Huỳnh Đạo - một trong mười võ đường uy tín nhất của Hà Châu thành.</text:span></text:p>
      <text:p text:style-name="P2"><text:span text:style-name="T5">Ngày thường thì chỉ cần Lý Cẩn đứng gác vào những giờ cao điểm của nhà hàng, khi lượng khách đông. Còn lại thì tự do luyện tập. Nếu có xung đột gì trong lúc Lý Cẩn vắng mặt thì nhân viên nhà hàng sẽ chạy đi báo với binh lính tuần tra của thành. Vì nhà hàng cũng có quan hệ khá tốt với quan phủ, nên chỉ cần quan binh ra mặt thì các vụ ẩu đả nhỏ đều giải quyết được.</text:span></text:p>
      <text:p text:style-name="P3"><text:span text:style-name="T6">Âu </text:span><text:span text:style-name="T5">Cường nhiều lần lân la nói chuyện với Lý Cẩn, bày tỏ mong muốn được học võ, đặc biệt là món khinh công bay lượn. Những Lý Cẩn là người trầm tính, ít nói. Nên chỉ kể một ít chuyện về các cao thủ võ học khác, cũng không nói nhiều về việc luyện võ như thế nào.</text:span></text:p>
      <text:p text:style-name="P3"><text:span text:style-name="T6">Âu </text:span><text:span text:style-name="T5">Cường mang theo nghi vấn đến hỏi Âu Hải, tại sao Lý Cẩn lại không chỉ dạy phương pháp học võ cho mình. Âu Hải trong thư phòng đang bận xử lý văn thư từ quan trên, nghe </text:span><text:span text:style-name="T6">Âu </text:span><text:span text:style-name="T5">Cường hỏi liền tằng hắng một tiếng:</text:span></text:p>
      <text:p text:style-name="P3"><text:span text:style-name="T5">“</text:span><text:span text:style-name="T4">Thì cũng như những công thức nấu ăn của nhà hàng chúng ta, đa số đều không công khai cho người bên ngoài. Chỉ những người được tin tưởng thì mới được học chúng.</text:span><text:span text:style-name="T5">”</text:span></text:p>
      <text:p text:style-name="P3"><text:span text:style-name="T6">Âu </text:span><text:span text:style-name="T5">Cường vẻ mặt bất bình nói:</text:span></text:p>
      <text:p text:style-name="P3"><text:soft-page-break/><text:span text:style-name="T5">“</text:span><text:span text:style-name="T4">Nếu chúng ta cứ giấu những công thức đó đi, thì làm sao biết được có cách nấu khác ngon hơn cái công thức của chúng ta. Không phải một món ăn ngon là do được nấu đi nấu lại, thử đi thử lại nhiều nguyên liệu mới thành sao. Giả sử có nhiều người cùng thử dùng công thức đó, thì sẽ có khả năng phát hiện một cách nấu khác ngon hơn.</text:span><text:span text:style-name="T5">”</text:span></text:p>
      <text:p text:style-name="P3"><text:span text:style-name="T5">Âu Hải gật đầu suy nghĩ, lão cũng không ngờ đứa con trai sáu tuổi của mình lại ăn nói sắc sảo như vậy.</text:span></text:p>
      <text:p text:style-name="P3"><text:span text:style-name="T5">“</text:span><text:span text:style-name="T4">Con nói cũng đúng, chân lý là do nhiều người phản biện, tranh luận mà có. Cũng như võ đạo, phải thông qua giao lưu, truyền dạy thì mới càng ngày càng tinh, càng ngày càng tiến. Cứ ôm mãi bí kiếp cho mình thì có lẽ nó mãi mãi là một bí kiếp quèn thôi.</text:span><text:span text:style-name="T5">”</text:span></text:p>
      <text:p text:style-name="P3"><text:span text:style-name="T5">Âu Hải, ngừng lại một chút, rồi nói tiếp:</text:span></text:p>
      <text:p text:style-name="P3"><text:span text:style-name="T5">“</text:span><text:span text:style-name="T4">Cha hy vọng là Trần Hiếu là người rộng rãi!</text:span><text:span text:style-name="T5">”</text:span></text:p>
      <text:p text:style-name="P3"><text:span text:style-name="T5">Nghe đến Trần Hiếu, </text:span><text:span text:style-name="T6">Âu </text:span><text:span text:style-name="T5">Cường đôi mắt ánh lên hy vọng.</text:span></text:p>
      <text:p text:style-name="P3"><text:span text:style-name="T5">“</text:span><text:span text:style-name="T4">Mong là mẫu thân của Trần đại ca mau khỏe, để ba tháng sau huynh ấy đến dạy võ cho con.</text:span><text:span text:style-name="T5">”</text:span></text:p>
      <text:p text:style-name="P3"><text:span text:style-name="T5">**********</text:span></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2in" fo:margin-bottom="0.1in" loext:contextual-spacing="false" fo:text-indent="0.2in" style:auto-text-indent="false"/>
      <style:text-properties style:font-name="DejaVu Serif"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5in" loext:contextual-spacing="false" fo:text-align="center" style:justify-single-word="false" fo:text-indent="0in" style:auto-text-indent="false" style:page-number="auto" style:shadow="none"/>
      <style:text-properties fo:color="#0000ff" style:font-name="DejaVu Sans" fo:font-family="'DejaVu Sans'" style:font-style-name="Bold" style:font-family-generic="swiss" style:font-pitch="variable" fo:font-size="130%" fo:font-weight="bold" fo:background-color="#ffffff"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2in" style:auto-text-indent="false"/>
    </style:style>
    <style:style style:name="Preformatted_20_Text" style:display-name="Preformatted Text" style:family="paragraph" style:parent-style-name="Standard" style:class="html">
      <style:paragraph-properties fo:margin-top="0.2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officeooo:rsid="00118c18" style:font-size-asian="12pt" style:font-size-complex="12pt"/>
    </style:style>
    <style:style style:name="MT2" style:family="text">
      <style:text-properties fo:font-weight="bold" officeooo:rsid="00118c18" style:font-weight-asian="bold" style:font-weight-complex="bold"/>
    </style:style>
    <style:style style:name="MT3" style:family="text">
      <style:text-properties fo:font-weight="bold" officeooo:rsid="0026aa14" style:font-weight-asian="bold" style:font-weight-complex="bol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CĐCG</text:span><text:tab/><text:span text:style-name="MT2">Chương </text:span><text:span text:style-name="MT3">4</text:span><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1:37:21.546663314</meta:creation-date>
    <meta:generator>LibreOffice/5.1.6.2$Linux_X86_64 LibreOffice_project/10m0$Build-2</meta:generator>
    <dc:date>2017-07-16T22:11:23.682671445</dc:date>
    <meta:editing-duration>PT3H15M6S</meta:editing-duration>
    <meta:editing-cycles>33</meta:editing-cycles>
    <meta:document-statistic meta:table-count="0" meta:image-count="0" meta:object-count="0" meta:page-count="2" meta:paragraph-count="17" meta:word-count="565" meta:character-count="2499" meta:non-whitespace-character-count="1951"/>
  </office:meta>
</office:document-meta>
</file>